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untry_id</text:p>
          </table:table-cell>
          <table:table-cell table:style-name="Default" office:value-type="string" calcext:value-type="string">
            <text:p>e_dat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seats_total</text:p>
          </table:table-cell>
          <table:table-cell office:value-type="string" calcext:value-type="string">
            <text:p>electorate</text:p>
          </table:table-cell>
          <table:table-cell office:value-type="string" calcext:value-type="string">
            <text:p>votes_cast</text:p>
          </table:table-cell>
          <table:table-cell office:value-type="string" calcext:value-type="string">
            <text:p>votes_valid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04-06-13</text:p>
          </table:table-cell>
          <table:table-cell office:value-type="string" calcext:value-type="string">
            <text:p>http://en.wikipedia.org/wiki/European_Parliament_election,_2004_(Germany)</text:p>
          </table:table-cell>
          <table:table-cell office:value-type="float" office:value="99" calcext:value-type="float">
            <text:p>99</text:p>
          </table:table-cell>
          <table:table-cell office:value-type="float" office:value="61682394" calcext:value-type="float">
            <text:p>61682394</text:p>
          </table:table-cell>
          <table:table-cell office:value-type="float" office:value="26523104" calcext:value-type="float">
            <text:p>26523104</text:p>
          </table:table-cell>
          <table:table-cell office:value-type="float" office:value="25783678" calcext:value-type="float">
            <text:p>2578367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79-06-10</text:p>
          </table:table-cell>
          <table:table-cell office:value-type="string" calcext:value-type="string">
            <text:p>http://en.wikipedia.org/wiki/European_Parliament_election,_1979_(United_Kingdom)</text:p>
          </table:table-cell>
          <table:table-cell office:value-type="float" office:value="81" calcext:value-type="float">
            <text:p>81</text:p>
          </table:table-cell>
          <table:table-cell office:value-type="float" office:value="41155166" calcext:value-type="float">
            <text:p>41155166</text:p>
          </table:table-cell>
          <table:table-cell office:value-type="float" office:value="13446091" calcext:value-type="float">
            <text:p>13446091</text:p>
          </table:table-cell>
          <table:table-cell office:value-type="float" office:value="13397858" calcext:value-type="float">
            <text:p>1339785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04-06-13</text:p>
          </table:table-cell>
          <table:table-cell office:value-type="string" calcext:value-type="string">
            <text:p>http://en.wikipedia.org/wiki/European_Parliament_election,_2004_(France)</text:p>
          </table:table-cell>
          <table:table-cell office:value-type="float" office:value="78" calcext:value-type="float">
            <text:p>78</text:p>
          </table:table-cell>
          <table:table-cell office:value-type="float" office:value="41509136" calcext:value-type="float">
            <text:p>41509136</text:p>
          </table:table-cell>
          <table:table-cell office:value-type="float" office:value="17763671" calcext:value-type="float">
            <text:p>17763671</text:p>
          </table:table-cell>
          <table:table-cell office:value-type="float" office:value="17168682" calcext:value-type="float">
            <text:p>1716868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04-06-10</text:p>
          </table:table-cell>
          <table:table-cell office:value-type="string" calcext:value-type="string">
            <text:p>http://en.wikipedia.org/wiki/European_Parliament_election,_2004_(United_Kingdom)</text:p>
          </table:table-cell>
          <table:table-cell office:value-type="float" office:value="78" calcext:value-type="float">
            <text:p>78</text:p>
          </table:table-cell>
          <table:table-cell office:value-type="float" office:value="44157267" calcext:value-type="float">
            <text:p>44157267</text:p>
          </table:table-cell>
          <table:table-cell office:value-type="float" office:value="1700780" calcext:value-type="float">
            <text:p>1700780</text:p>
          </table:table-cell>
          <table:table-cell office:value-type="float" office:value="16869020" calcext:value-type="float">
            <text:p>168690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09-06-07</text:p>
          </table:table-cell>
          <table:table-cell office:value-type="string" calcext:value-type="string">
            <text:p>http://en.wikipedia.org/wiki/European_Parliament_election,_2009_(France)</text:p>
          </table:table-cell>
          <table:table-cell office:value-type="float" office:value="72" calcext:value-type="float">
            <text:p>72</text:p>
          </table:table-cell>
          <table:table-cell office:value-type="float" office:value="44282823" calcext:value-type="float">
            <text:p>44282823</text:p>
          </table:table-cell>
          <table:table-cell office:value-type="float" office:value="17992161" calcext:value-type="float">
            <text:p>17992161</text:p>
          </table:table-cell>
          <table:table-cell office:value-type="float" office:value="17218614" calcext:value-type="float">
            <text:p>1721861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84-06-17</text:p>
          </table:table-cell>
          <table:table-cell office:value-type="string" calcext:value-type="string">
            <text:p>http://en.wikipedia.org/wiki/European_Parliament_election,_1984_(United_Kingdom)</text:p>
          </table:table-cell>
          <table:table-cell office:value-type="float" office:value="81" calcext:value-type="float">
            <text:p>81</text:p>
          </table:table-cell>
          <table:table-cell office:value-type="float" office:value="42493122" calcext:value-type="float">
            <text:p>42493122</text:p>
          </table:table-cell>
          <table:table-cell office:value-type="float" office:value="13998190" calcext:value-type="float">
            <text:p>13998190</text:p>
          </table:table-cell>
          <table:table-cell office:value-type="float" office:value="13961422" calcext:value-type="float">
            <text:p>1396142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09-06-07</text:p>
          </table:table-cell>
          <table:table-cell office:value-type="string" calcext:value-type="string">
            <text:p>http://en.wikipedia.org/wiki/European_Parliament_election,_2009_(Germany)</text:p>
          </table:table-cell>
          <table:table-cell office:value-type="float" office:value="99" calcext:value-type="float">
            <text:p>99</text:p>
          </table:table-cell>
          <table:table-cell office:value-type="float" office:value="62222873" calcext:value-type="float">
            <text:p>62222873</text:p>
          </table:table-cell>
          <table:table-cell office:value-type="float" office:value="26923614" calcext:value-type="float">
            <text:p>26923614</text:p>
          </table:table-cell>
          <table:table-cell office:value-type="float" office:value="26333444" calcext:value-type="float">
            <text:p>263334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99-06-13</text:p>
          </table:table-cell>
          <table:table-cell office:value-type="string" calcext:value-type="string">
            <text:p>http://en.wikipedia.org/wiki/European_Parliament_election,_1999_(France)</text:p>
          </table:table-cell>
          <table:table-cell office:value-type="float" office:value="87" calcext:value-type="float">
            <text:p>87</text:p>
          </table:table-cell>
          <table:table-cell office:value-type="float" office:value="40132517" calcext:value-type="float">
            <text:p>40132517</text:p>
          </table:table-cell>
          <table:table-cell office:value-type="float" office:value="18766155" calcext:value-type="float">
            <text:p>18766155</text:p>
          </table:table-cell>
          <table:table-cell office:value-type="float" office:value="17647172" calcext:value-type="float">
            <text:p>1764717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89-06-18</text:p>
          </table:table-cell>
          <table:table-cell office:value-type="string" calcext:value-type="string">
            <text:p>http://en.wikipedia.org/wiki/European_Parliament_election,_1989_(West_Germany)</text:p>
          </table:table-cell>
          <table:table-cell office:value-type="float" office:value="81" calcext:value-type="float">
            <text:p>81</text:p>
          </table:table-cell>
          <table:table-cell office:value-type="float" office:value="45773179" calcext:value-type="float">
            <text:p>45773179</text:p>
          </table:table-cell>
          <table:table-cell office:value-type="float" office:value="28508598" calcext:value-type="float">
            <text:p>28508598</text:p>
          </table:table-cell>
          <table:table-cell office:value-type="float" office:value="28206690" calcext:value-type="float">
            <text:p>2820669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94-06-09</text:p>
          </table:table-cell>
          <table:table-cell office:value-type="string" calcext:value-type="string">
            <text:p>http://en.wikipedia.org/wiki/European_Parliament_election,_1994_(United_Kingdom)</text:p>
          </table:table-cell>
          <table:table-cell office:value-type="float" office:value="87" calcext:value-type="float">
            <text:p>87</text:p>
          </table:table-cell>
          <table:table-cell office:value-type="float" office:value="43441774" calcext:value-type="float">
            <text:p>43441774</text:p>
          </table:table-cell>
          <table:table-cell office:value-type="float" office:value="15852589" calcext:value-type="float">
            <text:p>15852589</text:p>
          </table:table-cell>
          <table:table-cell office:value-type="float" office:value="15811039" calcext:value-type="float">
            <text:p>1581103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89-06-18</text:p>
          </table:table-cell>
          <table:table-cell office:value-type="string" calcext:value-type="string">
            <text:p>http://en.wikipedia.org/wiki/European_Parliament_election,_1989_(France)</text:p>
          </table:table-cell>
          <table:table-cell office:value-type="float" office:value="81" calcext:value-type="float">
            <text:p>81</text:p>
          </table:table-cell>
          <table:table-cell office:value-type="float" office:value="38297496" calcext:value-type="float">
            <text:p>38297496</text:p>
          </table:table-cell>
          <table:table-cell office:value-type="float" office:value="18690692" calcext:value-type="float">
            <text:p>18690692</text:p>
          </table:table-cell>
          <table:table-cell office:value-type="float" office:value="18151416" calcext:value-type="float">
            <text:p>18151416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untry_id</text:p>
          </table:table-cell>
          <table:table-cell table:style-name="Default" office:value-type="string" calcext:value-type="string">
            <text:p>e_dat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seats_total</text:p>
          </table:table-cell>
          <table:table-cell office:value-type="string" calcext:value-type="string">
            <text:p>electorate</text:p>
          </table:table-cell>
          <table:table-cell office:value-type="string" calcext:value-type="string">
            <text:p>votes_cast</text:p>
          </table:table-cell>
          <table:table-cell office:value-type="string" calcext:value-type="string">
            <text:p>votes_val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04-06-13</text:p>
          </table:table-cell>
          <table:table-cell office:value-type="string" calcext:value-type="string">
            <text:p>http://en.wikipedia.org/wiki/European_Parliament_election,_2004_(Germany)</text:p>
          </table:table-cell>
          <table:table-cell office:value-type="float" office:value="99" calcext:value-type="float">
            <text:p>99</text:p>
          </table:table-cell>
          <table:table-cell office:value-type="float" office:value="61682394" calcext:value-type="float">
            <text:p>61682394</text:p>
          </table:table-cell>
          <table:table-cell office:value-type="float" office:value="26523104" calcext:value-type="float">
            <text:p>26523104</text:p>
          </table:table-cell>
          <table:table-cell office:value-type="float" office:value="25783678" calcext:value-type="float">
            <text:p>2578367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79-06-10</text:p>
          </table:table-cell>
          <table:table-cell office:value-type="string" calcext:value-type="string">
            <text:p>http://en.wikipedia.org/wiki/European_Parliament_election,_1979_(United_Kingdom)</text:p>
          </table:table-cell>
          <table:table-cell office:value-type="float" office:value="81" calcext:value-type="float">
            <text:p>81</text:p>
          </table:table-cell>
          <table:table-cell office:value-type="float" office:value="41155166" calcext:value-type="float">
            <text:p>41155166</text:p>
          </table:table-cell>
          <table:table-cell office:value-type="float" office:value="13446091" calcext:value-type="float">
            <text:p>13446091</text:p>
          </table:table-cell>
          <table:table-cell office:value-type="float" office:value="13397858" calcext:value-type="float">
            <text:p>1339785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04-06-13</text:p>
          </table:table-cell>
          <table:table-cell office:value-type="string" calcext:value-type="string">
            <text:p>http://en.wikipedia.org/wiki/European_Parliament_election,_2004_(France)</text:p>
          </table:table-cell>
          <table:table-cell office:value-type="float" office:value="78" calcext:value-type="float">
            <text:p>78</text:p>
          </table:table-cell>
          <table:table-cell office:value-type="float" office:value="41509136" calcext:value-type="float">
            <text:p>41509136</text:p>
          </table:table-cell>
          <table:table-cell office:value-type="float" office:value="17763671" calcext:value-type="float">
            <text:p>17763671</text:p>
          </table:table-cell>
          <table:table-cell office:value-type="float" office:value="17168682" calcext:value-type="float">
            <text:p>1716868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04-06-10</text:p>
          </table:table-cell>
          <table:table-cell office:value-type="string" calcext:value-type="string">
            <text:p>http://en.wikipedia.org/wiki/European_Parliament_election,_2004_(United_Kingdom)</text:p>
          </table:table-cell>
          <table:table-cell office:value-type="float" office:value="78" calcext:value-type="float">
            <text:p>78</text:p>
          </table:table-cell>
          <table:table-cell office:value-type="float" office:value="44157267" calcext:value-type="float">
            <text:p>44157267</text:p>
          </table:table-cell>
          <table:table-cell office:value-type="float" office:value="1700780" calcext:value-type="float">
            <text:p>1700780</text:p>
          </table:table-cell>
          <table:table-cell office:value-type="float" office:value="16869020" calcext:value-type="float">
            <text:p>1686902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09-06-07</text:p>
          </table:table-cell>
          <table:table-cell office:value-type="string" calcext:value-type="string">
            <text:p>http://en.wikipedia.org/wiki/European_Parliament_election,_2009_(France)</text:p>
          </table:table-cell>
          <table:table-cell office:value-type="float" office:value="72" calcext:value-type="float">
            <text:p>72</text:p>
          </table:table-cell>
          <table:table-cell office:value-type="float" office:value="44282823" calcext:value-type="float">
            <text:p>44282823</text:p>
          </table:table-cell>
          <table:table-cell office:value-type="float" office:value="17992161" calcext:value-type="float">
            <text:p>17992161</text:p>
          </table:table-cell>
          <table:table-cell office:value-type="float" office:value="17218614" calcext:value-type="float">
            <text:p>1721861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84-06-17</text:p>
          </table:table-cell>
          <table:table-cell office:value-type="string" calcext:value-type="string">
            <text:p>http://en.wikipedia.org/wiki/European_Parliament_election,_1984_(United_Kingdom)</text:p>
          </table:table-cell>
          <table:table-cell office:value-type="float" office:value="81" calcext:value-type="float">
            <text:p>81</text:p>
          </table:table-cell>
          <table:table-cell office:value-type="float" office:value="42493122" calcext:value-type="float">
            <text:p>42493122</text:p>
          </table:table-cell>
          <table:table-cell office:value-type="float" office:value="13998190" calcext:value-type="float">
            <text:p>13998190</text:p>
          </table:table-cell>
          <table:table-cell office:value-type="float" office:value="13961422" calcext:value-type="float">
            <text:p>1396142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09-06-07</text:p>
          </table:table-cell>
          <table:table-cell office:value-type="string" calcext:value-type="string">
            <text:p>http://en.wikipedia.org/wiki/European_Parliament_election,_2009_(Germany)</text:p>
          </table:table-cell>
          <table:table-cell office:value-type="float" office:value="99" calcext:value-type="float">
            <text:p>99</text:p>
          </table:table-cell>
          <table:table-cell office:value-type="float" office:value="62222873" calcext:value-type="float">
            <text:p>62222873</text:p>
          </table:table-cell>
          <table:table-cell office:value-type="float" office:value="26923614" calcext:value-type="float">
            <text:p>26923614</text:p>
          </table:table-cell>
          <table:table-cell office:value-type="float" office:value="26333444" calcext:value-type="float">
            <text:p>2633344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99-06-13</text:p>
          </table:table-cell>
          <table:table-cell office:value-type="string" calcext:value-type="string">
            <text:p>http://en.wikipedia.org/wiki/European_Parliament_election,_1999_(France)</text:p>
          </table:table-cell>
          <table:table-cell office:value-type="float" office:value="87" calcext:value-type="float">
            <text:p>87</text:p>
          </table:table-cell>
          <table:table-cell office:value-type="float" office:value="40132517" calcext:value-type="float">
            <text:p>40132517</text:p>
          </table:table-cell>
          <table:table-cell office:value-type="float" office:value="18766155" calcext:value-type="float">
            <text:p>18766155</text:p>
          </table:table-cell>
          <table:table-cell office:value-type="float" office:value="17647172" calcext:value-type="float">
            <text:p>1764717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89-06-18</text:p>
          </table:table-cell>
          <table:table-cell office:value-type="string" calcext:value-type="string">
            <text:p>http://en.wikipedia.org/wiki/European_Parliament_election,_1989_(West_Germany)</text:p>
          </table:table-cell>
          <table:table-cell office:value-type="float" office:value="81" calcext:value-type="float">
            <text:p>81</text:p>
          </table:table-cell>
          <table:table-cell office:value-type="float" office:value="45773179" calcext:value-type="float">
            <text:p>45773179</text:p>
          </table:table-cell>
          <table:table-cell office:value-type="float" office:value="28508598" calcext:value-type="float">
            <text:p>28508598</text:p>
          </table:table-cell>
          <table:table-cell office:value-type="float" office:value="28206690" calcext:value-type="float">
            <text:p>282066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00-00-00</text:date>, <text:time style:data-style-name="N2" text:time-value="23:57:26.796438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23:51:32.968396017</meta:creation-date>
    <dc:date>2018-03-07T23:59:04.487547901</dc:date>
    <meta:editing-duration>PT3M27S</meta:editing-duration>
    <meta:editing-cycles>3</meta:editing-cycles>
    <meta:generator>LibreOffice/5.1.2.2$Linux_X86_64 LibreOffice_project/10m0$Build-2</meta:generator>
    <meta:document-statistic meta:table-count="2" meta:cell-count="177" meta:object-count="0"/>
  </office:meta>
</office:document-meta>
</file>